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5c01" officeooo:paragraph-rsid="001c5c01"/>
    </style:style>
    <style:style style:name="P2" style:family="paragraph" style:parent-style-name="Standard">
      <style:text-properties officeooo:rsid="001c5c01" officeooo:paragraph-rsid="0022f908"/>
    </style:style>
    <style:style style:name="P3" style:family="paragraph" style:parent-style-name="Standard">
      <style:text-properties officeooo:rsid="0021d16c" officeooo:paragraph-rsid="00251dc0"/>
    </style:style>
    <style:style style:name="P4" style:family="paragraph" style:parent-style-name="Standard">
      <style:text-properties officeooo:rsid="00299e45" officeooo:paragraph-rsid="00299e45"/>
    </style:style>
    <style:style style:name="T1" style:family="text">
      <style:text-properties officeooo:rsid="001c906b"/>
    </style:style>
    <style:style style:name="T2" style:family="text">
      <style:text-properties officeooo:rsid="0022f908"/>
    </style:style>
    <style:style style:name="T3" style:family="text">
      <style:text-properties fo:font-style="italic" officeooo:rsid="0022f908"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2f908" style:font-style-asian="normal" style:font-style-complex="normal"/>
    </style:style>
    <style:style style:name="T6" style:family="text">
      <style:text-properties fo:font-style="normal" officeooo:rsid="0023e5fe" style:font-style-asian="normal" style:font-style-complex="normal"/>
    </style:style>
    <style:style style:name="T7" style:family="text">
      <style:text-properties fo:font-style="normal" officeooo:rsid="00251dc0" style:font-style-asian="normal" style:font-style-complex="normal"/>
    </style:style>
    <style:style style:name="T8" style:family="text">
      <style:text-properties fo:font-style="normal" officeooo:rsid="0028a53d" style:font-style-asian="normal" style:font-style-complex="normal"/>
    </style:style>
    <style:style style:name="T9" style:family="text">
      <style:text-properties fo:font-style="normal" officeooo:rsid="002909b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8 May 09 — Elliot Chandler</text:p>
      <text:p text:style-name="P1"/>
      <text:p text:style-name="P2">On 24 April, I attended “Out of Sorts: Accumulation and Release in our Physical and Emotional Landscapes”, a presentation by <text:span text:style-name="T1">artist </text:span>Adriane Herman. <text:span text:style-name="T1">There were three main works discussed in the presentation. The first was a multifaceted work involving bales of recyclable items exhibited in a gallery, and photographed and presented on textiles. The second was an interactive project themed around letting go of physical objects one keeps for sentimental rather than practical reasons through an “emotional value” auction.; the third wa</text:span><text:span text:style-name="T5">S a project of making prints from the shapes found in photographs of garbage piles.</text:span></text:p>
      <text:p text:style-name="P1"/>
      <text:p text:style-name="P3">The first was insried by the recycling facility in Portland Maine, where the artist lives. Incineration reduces to about one tenth by volume in ash that goes to landfull. <text:span text:style-name="T2">The concept of </text:span><text:span text:style-name="T3">complicity in waste</text:span><text:span text:style-name="T5"> was presented, of what people’s ethical role and responsibilities in their actions are in pertinance to the waste output they have. In the works, also the use of waste artifacts such as compressed recycling bales and piles of trash as items for aesthetic apprication was a theme. Not consuming plastic is a challenge fo people , which even if they are concerned about their complicity in waste, makes it difficult to live pracitaclly with modern convenienceswithout having non reciclable plastic waste, or contribting to plastic plolution of the environment. </text:span><text:span text:style-name="T6">Two striking words the artist used to describe the compressed recycling bale were “shiny” and “syncopated”.</text:span><text:span text:style-name="T7"> </text:span><text:span text:style-name="T8">The textiles with printed photographs of the trash were interactive element of the exibits, as something for the people in the gallery to play with. With the exhibit, also the artist provided meditation benches in the gallery, so the people viewing the work can cosider it and their role in it; this also serves as an interactive element of the work (granted, any viewing of a work is arguably interactive in this manner, but by presentig it as part of the work it stands out to me). Many common objects are not recyclable, such as drinkin traws, which are not made out of recyclable plastic. And would fall thorugh the bales of recyling plastic I f they were tried to be. <text:s/></text:span><text:span text:style-name="T9">The photograph-printed textilse also serve as wearables. ;There were many practiacl challenges for this exhibit, as there wene offices in the gallery, and the recycling bales attracked flies . They also did not fit through the dore when it was time to leave, and needed to be cut apart to leave. </text:span></text:p>
      <text:p text:style-name="P3"><text:span text:style-name="T9"/></text:p>
      <text:p text:style-name="P4"><text:span text:style-name="T9">T</text:span><text:span text:style-name="T4">he second wor presented , the emotional-value oction, was “something one wants to release but has a hard time letting go of it” — They wrote essays about the objects and why they were valued by the people who own them, and presented the essays and object and essays as a way to present the objects were bid on, . Then, if people wanet the items, they would write another essay about why they want the item, and <text:s/>tthis essaywould be their bid on it. Then, the essays would bid of the objects, and someone would get it if their bid was expressed a value for the object. A quotation was presented in support of the work’s central theme of the act of releasing things, “Be in advance of all passing”. </text:span></text:p>
      <text:p text:style-name="P4"><text:span text:style-name="T4"/></text:p>
      <text:p text:style-name="P4"><text:span text:style-name="T4">And “We all pollute at the scale available to us as artists”, which reflects on the way the act of creating art creates waste in herent in that art. That represents the element of “complicity” in waste, which even a artwork that draws attention to these elements of modern life is to some extent complicit in the waste, and invites reflection on the way that these works have both costsand benefits towards this compli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23:00:50.900926812</meta:creation-date>
    <meta:generator>LibreOffice/5.4.5.1$Linux_X86_64 LibreOffice_project/40m0$Build-1</meta:generator>
    <dc:date>2018-05-09T23:23:45.694754683</dc:date>
    <meta:editing-duration>PT22M50S</meta:editing-duration>
    <meta:editing-cycles>13</meta:editing-cycles>
    <meta:document-statistic meta:table-count="0" meta:image-count="0" meta:object-count="0" meta:page-count="1" meta:paragraph-count="5" meta:word-count="617" meta:character-count="3611" meta:non-whitespace-character-count="2993"/>
  </office:meta>
</office:document-meta>
</file>